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text-align="justify" style:justify-single-word="false"/>
    </style:style>
    <style:style style:name="P2" style:family="paragraph" style:parent-style-name="Normal">
      <style:paragraph-properties fo:text-align="justify" style:justify-single-word="false"/>
      <style:text-properties fo:color="#000000" style:font-name="Times New Roman1" fo:font-size="12pt" fo:language="ru" fo:country="RU" fo:font-weight="normal"/>
    </style:style>
    <style:style style:name="P3" style:family="paragraph" style:parent-style-name="Normal">
      <style:paragraph-properties fo:text-align="center" style:justify-single-word="false"/>
    </style:style>
    <style:style style:name="T1" style:family="text">
      <style:text-properties fo:color="#000000" style:font-name="Times New Roman1" fo:font-size="12pt" fo:language="ru" fo:country="RU" fo:font-weight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">СОГЛАШЕНИЕ №1</text:p>
        <text:p text:style-name="P3">о расторжении контракта на поставку {{ product_name }} в {{ quarter }} квартале 2016 года №{{ num_contract }} от {{ contract_date }}</text:p>
        <text:p text:style-name="P1"/>
        <text:p text:style-name="P1">г. Вологда <text:s text:c="89"/>«__» __________ 2016 г.</text:p>
        <text:p text:style-name="P1"/>
        <text:p text:style-name="P1">Бюджетное учреждение социального обслуживания Вологодской области «Социально - реабилитационный центр для несовершеннолетних «Феникс» в лице директора Тройнич Юлии Сабировны, действующего на основании Устава, именуемый в дальнейшем «Заказчик», с одной стороны и {{ name_provider }}, именуемое в дальнейшем «Поставщик», в лице {{ boss_provider }}, действующего на основании {{ provider_const }}, с другой стороны, совместно именуемые «Стороны» заключили настоящее Соглашении о нижеследующем:</text:p>
        <text:p text:style-name="P1"/>
        <text:p text:style-name="P1">1. Расторгнуть контракт на поставку {{ product_name }} в {{ quarter }} квартале 2016 года <text:span text:style-name="T1">№{{ num_contract }} от {{ contract_date }}. Сумма контракта - {{ sum_contract }}.</text:span></text:p>
        <text:p text:style-name="P2">2. Основание расторжение контракта - соглашение сторон.</text:p>
        <text:p text:style-name="P2">3. Продукция (товар) поставлен и принят на суму {{ accepted_sum }} ({{ accepted_sum_word }}), согласно спецификации (приложение к соглашению. В отношении поставленной продукции (товара) претензий не имеем. Контракт расторгается в части не исполненных обязательств на поставку {{ product_name }} на сумму {{ sum_cancel }} ({{sum_cancel_word}}).</text:p>
        <text:p text:style-name="P2">4. Настоящее Соглашение вступает в силу с момента его подписания Сторонами.</text:p>
        <text:p text:style-name="P2">5. Обязательства Сторон по вышеназванному контракту прекращаются с момента вступления в силу настоящего Соглашения.</text:p>
        <text:p text:style-name="P2">6. Настоящее Соглашение составлено в двух экземплярах, по одному для каждой Стороны.</text:p>
        <text:p text:style-name="P2">7. Адреса, банковские реквизиты, подписи сторон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style:writing-mode="lr-tb"/>
      <style:text-properties fo:color="#000000" style:font-name="Times New Roman1" fo:font-size="12pt" fo:language="en" fo:country="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creator>pathfinder </dc:creator>
    <dc:date>2016-06-12T11:06:48</dc:date>
    <meta:editing-duration>P0D</meta:editing-duration>
    <meta:editing-cycles>1</meta:editing-cycles>
    <meta:document-statistic meta:table-count="0" meta:image-count="0" meta:object-count="0" meta:page-count="1" meta:paragraph-count="11" meta:word-count="213" meta:character-count="1649" meta:non-whitespace-character-count="1358"/>
  </office:meta>
</office:document-meta>
</file>